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9.88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1.39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0.3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8:57:00.222241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jbc</meta:initial-creator>
    <meta:creation-date>2016-01-09T17:12:30Z</meta:creation-date>
    <dc:date>2017-02-17T18:57:41.276413127</dc:date>
    <meta:editing-cycles>2875</meta:editing-cycles>
    <meta:editing-duration>P12DT7H41M47S</meta:editing-duration>
    <meta:document-statistic meta:table-count="1" meta:cell-count="13803" meta:object-count="0"/>
  </office:meta>
</office:document-meta>
</file>